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style:font-name-asian="Times New Roman"/>
    </style:style>
    <style:style style:name="P2" style:family="paragraph" style:parent-style-name="Preformatted_20_Text"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Times New Roman" fo:font-size="12pt" officeooo:paragraph-rsid="00353dac" style:font-name-asian="Times New Roman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6" style:family="paragraph" style:parent-style-name="Preformatted_20_Text">
      <style:text-properties style:font-name="Times New Roman" fo:font-size="12pt" officeooo:paragraph-rsid="0032d0ec" style:font-name-asian="Times New Roman" style:font-size-asian="12pt" style:font-size-complex="12pt"/>
    </style:style>
    <style:style style:name="P7" style:family="paragraph" style:parent-style-name="Preformatted_20_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8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9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11" style:family="paragraph" style:parent-style-name="Standard" style:list-style-name="L4">
      <style:paragraph-properties>
        <style:tab-stops>
          <style:tab-stop style:position="0.1055in"/>
        </style:tab-stops>
      </style:paragraph-properties>
      <style:text-properties style:font-name="Times New Roman1" fo:font-size="12pt" officeooo:rsid="005e0b52" officeooo:paragraph-rsid="005e0b52" style:font-name-asian="Times New Roman" style:font-size-asian="12pt" style:font-size-complex="12pt"/>
    </style:style>
    <style:style style:name="P12" style:family="paragraph" style:parent-style-name="Standard" style:list-style-name="L4">
      <style:paragraph-properties>
        <style:tab-stops>
          <style:tab-stop style:position="0.1055in"/>
        </style:tab-stops>
      </style:paragraph-properties>
      <style:text-properties style:font-name="Times New Roman1" officeooo:rsid="006880de" officeooo:paragraph-rsid="005cbec1"/>
    </style:style>
    <style:style style:name="P13" style:family="paragraph" style:parent-style-name="Standard" style:list-style-name="L4">
      <style:paragraph-properties>
        <style:tab-stops>
          <style:tab-stop style:position="0.1055in"/>
        </style:tab-stops>
      </style:paragraph-properties>
      <style:text-properties style:font-name="Times New Roman1" officeooo:rsid="006ecabe" officeooo:paragraph-rsid="005cbec1"/>
    </style:style>
    <style:style style:name="P14" style:family="paragraph" style:parent-style-name="Standard" style:list-style-name="L4">
      <style:paragraph-properties>
        <style:tab-stops>
          <style:tab-stop style:position="0.1055in"/>
        </style:tab-stops>
      </style:paragraph-properties>
      <style:text-properties style:font-name="Times New Roman1" officeooo:rsid="0069c67c" officeooo:paragraph-rsid="005cbec1"/>
    </style:style>
    <style:style style:name="P15" style:family="paragraph" style:parent-style-name="Standard" style:list-style-name="L4">
      <style:paragraph-properties>
        <style:tab-stops>
          <style:tab-stop style:position="0.1055in"/>
        </style:tab-stops>
      </style:paragraph-properties>
      <style:text-properties style:font-name="Times New Roman1" officeooo:paragraph-rsid="005cbec1"/>
    </style:style>
    <style:style style:name="P16" style:family="paragraph" style:parent-style-name="Text_20_body" style:list-style-name="L2">
      <style:paragraph-properties>
        <style:tab-stops>
          <style:tab-stop style:position="0.1055in"/>
        </style:tab-stops>
      </style:paragraph-properties>
      <style:text-properties officeooo:paragraph-rsid="003a8f3e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1a97d7"/>
    </style:style>
    <style:style style:name="P1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1b74f8"/>
    </style:style>
    <style:style style:name="P1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47c9"/>
    </style:style>
    <style:style style:name="P2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4ff0ca"/>
    </style:style>
    <style:style style:name="P2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1a97d7" officeooo:paragraph-rsid="003f63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paragraph-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35c1c3" officeooo:paragraph-rsid="0035c1c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49a024" style:font-name-asian="Times New Roman" style:font-size-asian="12pt" style:font-style-asian="normal" style:font-size-complex="12pt" style:font-style-complex="normal"/>
    </style:style>
    <style:style style:name="P2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51cd94" style:font-name-asian="Times New Roman" style:font-size-asian="12pt" style:font-style-asian="normal" style:font-size-complex="12pt" style:font-style-complex="normal"/>
    </style:style>
    <style:style style:name="P2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ed69d" style:font-name-asian="Times New Roman" style:font-size-asian="12pt" style:font-size-complex="12pt"/>
    </style:style>
    <style:style style:name="P2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59dab6" style:font-name-asian="Times New Roman" style:font-size-asian="12pt" style:font-size-complex="12pt"/>
    </style:style>
    <style:style style:name="P2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ca2d5" style:font-name-asian="Times New Roman" style:font-size-asian="12pt" style:font-size-complex="12pt"/>
    </style:style>
    <style:style style:name="P2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5623e7" style:font-name-asian="Times New Roman" style:font-size-asian="12pt" style:font-size-complex="12pt"/>
    </style:style>
    <style:style style:name="P3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d696d" style:font-name-asian="Times New Roman" style:font-size-asian="12pt" style:font-size-complex="12pt"/>
    </style:style>
    <style:style style:name="P3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47c9" style:font-name-asian="Times New Roman" style:font-size-asian="12pt" style:font-size-complex="12pt"/>
    </style:style>
    <style:style style:name="P3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c56e0" style:font-name-asian="Times New Roman" style:font-size-asian="12pt" style:font-size-complex="12pt"/>
    </style:style>
    <style:style style:name="P3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51b5ab" style:font-name-asian="Times New Roman" style:font-size-asian="12pt" style:font-size-complex="12pt"/>
    </style:style>
    <style:style style:name="P3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a103" style:font-name-asian="Times New Roman" style:font-size-asian="12pt" style:font-size-complex="12pt"/>
    </style:style>
    <style:style style:name="P35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36" style:family="paragraph" style:parent-style-name="Preformatted_20_Text">
      <style:text-properties style:font-name="Times New Roman" fo:font-size="12pt" officeooo:rsid="006880de" officeooo:paragraph-rsid="005cbec1" style:font-name-asian="Times New Roman" style:font-size-asian="12pt" style:font-size-complex="12pt"/>
    </style:style>
    <style:style style:name="P37" style:family="paragraph" style:parent-style-name="Preformatted_20_Text" style:list-style-name="L3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3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3a51" style:font-name-asian="Times New Roman" style:font-size-asian="12pt" style:font-style-asian="italic" style:font-size-complex="12pt" style:font-style-complex="italic"/>
    </style:style>
    <style:style style:name="P3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47c9" style:font-name-asian="Times New Roman" style:font-size-asian="12pt" style:font-style-asian="italic" style:font-size-complex="12pt" style:font-style-complex="italic"/>
    </style:style>
    <style:style style:name="P4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officeooo:rsid="001ca2d5" officeooo:paragraph-rsid="001ca2d5" style:font-name-asian="新宋体" style:font-size-asian="12pt" style:font-style-asian="normal" style:font-size-complex="12pt" style:font-style-complex="normal"/>
    </style:style>
    <style:style style:name="P4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a103" style:font-style-asian="normal" style:font-style-complex="normal"/>
    </style:style>
    <style:style style:name="P4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47c9" style:font-style-asian="normal" style:font-style-complex="normal"/>
    </style:style>
    <style:style style:name="P43" style:family="paragraph" style:parent-style-name="Preformatted_20_Text" style:list-style-name="L2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Times New Roman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4d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d69d" style:font-style-asian="italic" style:font-style-complex="italic"/>
    </style:style>
    <style:style style:name="T5" style:family="text">
      <style:text-properties fo:font-style="italic" officeooo:rsid="00170895" style:font-style-asian="italic" style:font-style-complex="italic"/>
    </style:style>
    <style:style style:name="T6" style:family="text">
      <style:text-properties fo:font-style="italic" officeooo:rsid="0023a959" style:font-style-asian="italic" style:font-style-complex="italic"/>
    </style:style>
    <style:style style:name="T7" style:family="text">
      <style:text-properties fo:font-style="italic" officeooo:rsid="002147c9" style:font-style-asian="italic" style:font-style-complex="italic"/>
    </style:style>
    <style:style style:name="T8" style:family="text">
      <style:text-properties fo:font-style="italic" officeooo:rsid="0021a103" style:font-style-asian="italic" style:font-style-complex="italic"/>
    </style:style>
    <style:style style:name="T9" style:family="text">
      <style:text-properties fo:font-style="italic" officeooo:rsid="00551c34" style:font-style-asian="italic" style:font-style-complex="italic"/>
    </style:style>
    <style:style style:name="T10" style:family="text">
      <style:text-properties fo:font-style="italic" officeooo:rsid="005e0b52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Times New Roman" fo:font-size="12pt" style:font-name-asian="Times New Roman" style:font-size-asian="12pt" style:font-size-complex="12pt"/>
    </style:style>
    <style:style style:name="T14" style:family="text">
      <style:text-properties style:font-name="Times New Roman" fo:font-size="12pt" officeooo:rsid="002147c9" style:font-name-asian="Times New Roman" style:font-size-asian="12pt" style:font-size-complex="12pt"/>
    </style:style>
    <style:style style:name="T15" style:family="text">
      <style:text-properties style:font-name="Times New Roman" fo:font-size="12pt" officeooo:rsid="0021a103" style:font-name-asian="Times New Roman" style:font-size-asian="12pt" style:font-size-complex="12pt"/>
    </style:style>
    <style:style style:name="T16" style:family="text">
      <style:text-properties style:font-name="Times New Roman" fo:font-size="12pt" officeooo:rsid="002c56e0" style:font-name-asian="Times New Roman" style:font-size-asian="12pt" style:font-size-complex="12pt"/>
    </style:style>
    <style:style style:name="T17" style:family="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T18" style:family="text">
      <style:text-properties style:font-name="Times New Roman" fo:font-size="12pt" fo:font-style="normal" fo:font-weight="normal" officeooo:rsid="001065d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 New Roman" fo:font-size="12pt" fo:font-style="normal" fo:font-weight="normal" officeooo:rsid="0017089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font-style="normal" fo:font-weight="normal" officeooo: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font-style="normal" fo:font-weight="normal" officeooo: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imes New Roman" fo:font-size="12pt" fo:font-style="normal" fo:font-weight="normal" officeooo:rsid="0023a95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" fo:font-size="12pt" fo:font-style="normal" fo:font-weight="normal" officeooo:rsid="002dace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font-style="normal" fo:font-weight="normal" officeooo:rsid="003547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font-style="normal" style:font-name-asian="Times New Roman" style:font-size-asian="12pt" style:font-style-asian="normal" style:font-size-complex="12pt" style:font-style-complex="normal"/>
    </style:style>
    <style:style style:name="T26" style:family="text">
      <style:text-properties style:font-name="Times New Roman" fo:font-size="12pt" fo:font-style="normal" officeooo:rsid="0058a12d" style:font-name-asian="Times New Roman" style:font-size-asian="12pt" style:font-style-asian="normal" style:font-size-complex="12pt" style:font-style-complex="normal"/>
    </style:style>
    <style:style style:name="T27" style:family="text">
      <style:text-properties style:font-name="Times New Roman" fo:font-size="12pt" fo:language="en" fo:country="none" style:font-name-asian="Times New Roman" style:font-size-asian="12pt" style:font-size-complex="12pt"/>
    </style:style>
    <style:style style:name="T28" style:family="text">
      <style:text-properties style:font-name="Times New Roman" fo:font-size="12pt" fo:language="en" fo:country="none" officeooo:rsid="002c56e0" style:font-name-asian="Times New Roman" style:font-size-asian="12pt" style:font-size-complex="12pt"/>
    </style:style>
    <style:style style:name="T29" style:family="text">
      <style:text-properties style:font-name="Times New Roman" fo:font-size="12pt" fo:language="en" fo:country="none" officeooo:rsid="00528a22" style:font-name-asian="Times New Roman" style:font-size-asian="12pt" style:font-size-complex="12pt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2c56e0" style:font-style-asian="normal" style:font-style-complex="normal"/>
    </style:style>
    <style:style style:name="T32" style:family="text">
      <style:text-properties fo:font-style="normal" officeooo:rsid="002ed69d" style:font-style-asian="normal" style:font-style-complex="normal"/>
    </style:style>
    <style:style style:name="T33" style:family="text">
      <style:text-properties fo:font-style="normal" officeooo:rsid="0057bedd" style:font-style-asian="normal" style:font-style-complex="normal"/>
    </style:style>
    <style:style style:name="T34" style:family="text">
      <style:text-properties fo:font-style="normal" officeooo:rsid="00528a22" style:font-style-asian="normal" style:font-style-complex="normal"/>
    </style:style>
    <style:style style:name="T35" style:family="text">
      <style:text-properties fo:font-style="normal" fo:font-weight="normal" officeooo:rsid="001065da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23a959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ed69d" style:font-style-asian="normal" style:font-weight-asian="normal" style:font-style-complex="normal" style:font-weight-complex="normal"/>
    </style:style>
    <style:style style:name="T38" style:family="text">
      <style:text-properties officeooo:rsid="000e2190"/>
    </style:style>
    <style:style style:name="T39" style:family="text">
      <style:text-properties officeooo:rsid="000f14d5"/>
    </style:style>
    <style:style style:name="T40" style:family="text">
      <style:text-properties officeooo:rsid="00170895"/>
    </style:style>
    <style:style style:name="T41" style:family="text">
      <style:text-properties officeooo:rsid="001b74f8"/>
    </style:style>
    <style:style style:name="T42" style:family="text">
      <style:text-properties officeooo:rsid="001ca2d5"/>
    </style:style>
    <style:style style:name="T43" style:family="text">
      <style:text-properties style:font-name="Times New Roman1" fo:font-style="italic" officeooo:rsid="001ca2d5" style:font-name-asian="新宋体" style:font-style-asian="italic" style:font-style-complex="italic"/>
    </style:style>
    <style:style style:name="T44" style:family="text">
      <style:text-properties officeooo:rsid="001d696d"/>
    </style:style>
    <style:style style:name="T45" style:family="text">
      <style:text-properties officeooo:rsid="001f5dfa"/>
    </style:style>
    <style:style style:name="T46" style:family="text">
      <style:text-properties officeooo:rsid="002147c9"/>
    </style:style>
    <style:style style:name="T47" style:family="text">
      <style:text-properties officeooo:rsid="0021a103"/>
    </style:style>
    <style:style style:name="T48" style:family="text">
      <style:text-properties officeooo:rsid="002341a3"/>
    </style:style>
    <style:style style:name="T49" style:family="text">
      <style:text-properties officeooo:rsid="0023a959"/>
    </style:style>
    <style:style style:name="T50" style:family="text">
      <style:text-properties officeooo:rsid="00244aa7"/>
    </style:style>
    <style:style style:name="T51" style:family="text">
      <style:text-properties officeooo:rsid="002a4f08"/>
    </style:style>
    <style:style style:name="T52" style:family="text">
      <style:text-properties officeooo:rsid="002c56e0"/>
    </style:style>
    <style:style style:name="T53" style:family="text">
      <style:text-properties officeooo:rsid="0032d0ec"/>
    </style:style>
    <style:style style:name="T54" style:family="text">
      <style:text-properties officeooo:rsid="003360a5"/>
    </style:style>
    <style:style style:name="T55" style:family="text">
      <style:text-properties officeooo:rsid="0037ba96"/>
    </style:style>
    <style:style style:name="T56" style:family="text">
      <style:text-properties officeooo:rsid="004ca676"/>
    </style:style>
    <style:style style:name="T57" style:family="text">
      <style:text-properties officeooo:rsid="00551c34"/>
    </style:style>
    <style:style style:name="T58" style:family="text">
      <style:text-properties officeooo:rsid="0056146d"/>
    </style:style>
    <style:style style:name="T59" style:family="text">
      <style:text-properties officeooo:rsid="005d210a"/>
    </style:style>
    <style:style style:name="T60" style:family="text">
      <style:text-properties officeooo:rsid="0051f49b"/>
    </style:style>
    <style:style style:name="T61" style:family="text">
      <style:text-properties officeooo:rsid="00528a22"/>
    </style:style>
    <style:style style:name="T62" style:family="text">
      <style:text-properties officeooo:rsid="00556d58"/>
    </style:style>
    <style:style style:name="T63" style:family="text">
      <style:text-properties officeooo:rsid="0056e1d1"/>
    </style:style>
    <style:style style:name="T64" style:family="text">
      <style:text-properties officeooo:rsid="001b74f8" style:font-name-complex="Courier New"/>
    </style:style>
    <style:style style:name="T65" style:family="text">
      <style:text-properties fo:font-size="12pt" fo:font-style="normal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6eafe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fo:font-weight="normal" officeooo:rsid="0069c6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fo:font-weight="normal" officeooo:rsid="0070ae02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fo:font-weight="normal" officeooo:rsid="0071321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fo:font-weight="normal" officeooo:rsid="0071db9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fo:font-weight="normal" officeooo:rsid="006d032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fo:font-weight="normal" officeooo:rsid="006880d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fo:font-weight="normal" officeooo:rsid="006fdd8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fo:font-weight="normal" officeooo:rsid="005e0b52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fo:font-weight="normal" officeooo:rsid="0062106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fo:font-weight="normal" style:font-name-asian="新宋体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fo:font-weight="normal" officeooo:rsid="0099f4fc" style:font-name-asian="新宋体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italic" fo:font-weight="normal" officeooo:rsid="005e0b52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T79" style:family="text">
      <style:text-properties officeooo:rsid="005e0b52"/>
    </style:style>
    <style:style style:name="T80" style:family="text">
      <style:text-properties officeooo:rsid="0069c6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Yao Yansi</text:p>
      <text:p text:style-name="P4">yaoyansi@gmail.com</text:p>
      <text:p text:style-name="P3">+86 1352-070-8895</text:p>
      <text:p text:style-name="P1"/>
      <text:p text:style-name="P9">OBJECTIVE</text:p>
      <text:p text:style-name="P2">A position in <text:span text:style-name="T54">IT</text:span> Industry with special interests in <text:span text:style-name="T54">software engineering.</text:span></text:p>
      <text:p text:style-name="P1"/>
      <text:p text:style-name="P1"/>
      <text:p text:style-name="P9">EDUCATION</text:p>
      <text:p text:style-name="P2">Master Of Computer Science, Graduated in 2007</text:p>
      <text:p text:style-name="P2">Capital Normal University, Beijing, China.</text:p>
      <text:p text:style-name="P2"/>
      <text:p text:style-name="P2">Bachelor Of Computer Science, Graduated in 2004</text:p>
      <text:p text:style-name="P2">Henan University of Technology, ZhengZhou, Henan, China.</text:p>
      <text:p text:style-name="P1"/>
      <text:p text:style-name="P1"/>
      <text:p text:style-name="P9">COMPUTER SKILLS</text:p>
      <text:p text:style-name="P2"><text:span text:style-name="T3">Languages:</text:span> C/C++, Python, Shell, Perl, <text:span text:style-name="T55">x86ASM</text:span></text:p>
      <text:p text:style-name="P2"><text:span text:style-name="T3">Operation Systems:</text:span> Windows, Linux</text:p>
      <text:p text:style-name="P6"><text:span text:style-name="T3">Development Tools:</text:span> MSVC, <text:span text:style-name="T53">CodeBlocks, </text:span>CMake, SVN/Git, <text:span text:style-name="T53">Jude,</text:span> OpenGL/GLSL, OGRE, ODE, PhysX, Bullet, MayaAPI/mel, OpenCollada, <text:span text:style-name="T55">MASM</text:span></text:p>
      <text:p text:style-name="P2"><text:span text:style-name="T3">Graphics Tools:</text:span> Maya, Blender, Photoshop</text:p>
      <text:p text:style-name="P7">Others: <text:span text:style-name="T30">Design Pattern</text:span></text:p>
      <text:p text:style-name="P1"/>
      <text:p text:style-name="P1"/>
      <text:p text:style-name="P9">EXPERIENCE</text:p>
      <text:p text:style-name="P36"><text:span text:style-name="T11">Maya TD</text:span><text:tab/><text:tab/><text:tab/><text:tab/><text:tab/>January 2015</text:p>
      <text:p text:style-name="P36">PLE Department, <text:span text:style-name="T1">Base FX</text:span> </text:p>
      <text:list xml:id="list2999295743313029125" text:style-name="L4">
        <text:list-item>
          <text:p text:style-name="P12"><text:span text:style-name="T66">Created</text:span><text:span text:style-name="T65"> </text:span><text:span text:style-name="T67">the </text:span><text:span text:style-name="T65">C++ plugin development process f</text:span><text:span text:style-name="T75">or production tool</text:span><text:span text:style-name="T65">, </text:span><text:span text:style-name="T68">including</text:span><text:span text:style-name="T65"> </text:span><text:span text:style-name="T69">the</text:span><text:span text:style-name="T65"> </text:span><text:span text:style-name="T70">development</text:span><text:span text:style-name="T65">, </text:span><text:span text:style-name="T69">test</text:span><text:span text:style-name="T65"> </text:span><text:span text:style-name="T71">and the plugin deployment</text:span><text:span text:style-name="T65">.</text:span></text:p>
        </text:list-item>
        <text:list-item>
          <text:p text:style-name="P13">In order to support different platforms, I c<text:span text:style-name="T72">reated the automation build process and <text:s/>automation test process </text:span><text:span text:style-name="T65">which saves a lot of time for building, testing and </text:span><text:span text:style-name="T73">plugin <text:s/></text:span><text:span text:style-name="T65">deployment.</text:span></text:p>
        </text:list-item>
        <text:list-item>
          <text:p text:style-name="P14"><text:span text:style-name="T65">Developed several tools for production departments, including a tool which is developed for </text:span><text:span text:style-name="T74">ILM 's <text:s/></text:span><text:span text:style-name="T78">Star Wars Episode VII.</text:span></text:p>
        </text:list-item>
        <text:list-item>
          <text:p text:style-name="P15"><text:span text:style-name="T80">Maintained <text:s/>some tools and open source projects.</text:span></text:p>
        </text:list-item>
        <text:list-item>
          <text:p text:style-name="P11">Helped to create the source repository server.</text:p>
        </text:list-item>
      </text:list>
      <text:p text:style-name="P5"/>
      <text:p text:style-name="P5"><text:span text:style-name="T11">Software Engineer </text:span><text:s text:c="18"/>Sept<text:span text:style-name="T39">ember </text:span>201<text:span text:style-name="T39">3</text:span></text:p>
      <text:p text:style-name="P5"><text:span text:style-name="T39">R&amp;D</text:span> Department, <text:span text:style-name="T1"><text:s/></text:span><text:span text:style-name="T2">ShangHai CudaTec Technology Development Limited Company</text:span></text:p>
      <text:list xml:id="list5676564591191136170" text:style-name="L1">
        <text:list-item>
          <text:p text:style-name="P17"><text:span text:style-name="T18">D</text:span><text:span text:style-name="T19">esigned, implemented and tested</text:span><text:span text:style-name="T18"> a Maya plug-in </text:span><text:span text:style-name="T20">using agile methodologies: continuous integration, test-driven development, unit testing </text:span><text:span text:style-name="T23">and automation testing</text:span><text:span text:style-name="T20">. </text:span><text:span text:style-name="T24">And took the responsibility for releasing the package from alpha1 to alpha5.</text:span></text:p>
        </text:list-item>
        <text:list-item>
          <text:p text:style-name="P17"><text:span text:style-name="T21">Responsible for </text:span><text:span text:style-name="T20">planning, </text:span><text:span text:style-name="T21">design, development, </text:span><text:span text:style-name="T23">collaboration, </text:span><text:span text:style-name="T20">code review, testing and</text:span><text:span text:style-name="T21"> </text:span><text:span text:style-name="T20">release.</text:span></text:p>
        </text:list-item>
        <text:list-item>
          <text:p text:style-name="P21"><text:span text:style-name="T56">Constructed</text:span> and maintained the code <text:span text:style-name="T56">repository </text:span>server for the team.</text:p>
        </text:list-item>
        <text:list-item>
          <text:p text:style-name="P17"><text:span text:style-name="T20">P</text:span><text:span text:style-name="T22">rovided </text:span><text:span text:style-name="T20">service</text:span><text:span text:style-name="T22">s</text:span><text:span text:style-name="T20"> for test clients and users.</text:span></text:p>
        </text:list-item>
      </text:list>
      <text:p text:style-name="P2"/>
      <text:p text:style-name="P2"><text:span text:style-name="T11">Software Engineer </text:span><text:s text:c="18"/>June 2012</text:p>
      <text:p text:style-name="P2">Production Department, <text:span text:style-name="T1">Geodo Space Information Technology Limited Company</text:span></text:p>
      <text:list xml:id="list7142216964180464796" text:style-name="L2">
        <text:list-item>
          <text:p text:style-name="P22">Developed a tornado particle effect <text:span text:style-name="T40">for </text:span><text:span text:style-name="T5">OSG</text:span><text:span text:style-name="T40"> engine.</text:span></text:p>
        </text:list-item>
        <text:list-item>
          <text:p text:style-name="P23"><text:soft-page-break/>Trimmed <text:span text:style-name="T3">ossim</text:span> which is a third-party library for our engine.</text:p>
          <text:p text:style-name="P23"/>
          <text:p text:style-name="P43"/>
        </text:list-item>
      </text:list>
      <text:p text:style-name="P2"><text:span text:style-name="T11">Software Engineer </text:span><text:s text:c="18"/>March 2011</text:p>
      <text:p text:style-name="P2">3D Graphics Department, <text:span text:style-name="T1">Institute of Automation Chinese Academy of Sciences</text:span></text:p>
      <text:list xml:id="list213804080329545" text:continue-numbering="true" text:style-name="L2">
        <text:list-item>
          <text:p text:style-name="P26">Developed a 3D virtual world based on <text:span text:style-name="T3">RealXtend </text:span><text:span text:style-name="T37">with the integration of</text:span><text:span text:style-name="T4"> Kinect, OgreHaptics, </text:span><text:span text:style-name="T32">fluid surface construction and UI localization.</text:span></text:p>
        </text:list-item>
        <text:list-item>
          <text:p text:style-name="P18"><text:span text:style-name="T13">Integrated Blender's GPU renderer </text:span><text:span text:style-name="T17">Cycles</text:span><text:span text:style-name="T13"> with parallel rendering middle-ware </text:span><text:span text:style-name="T17">Equalizer</text:span><text:span text:style-name="T13">.</text:span></text:p>
        </text:list-item>
      </text:list>
      <text:p text:style-name="P2"/>
      <text:p text:style-name="P2"><text:span text:style-name="T11">Technical Director</text:span><text:span text:style-name="T3"> </text:span><text:s text:c="17"/>July 2009</text:p>
      <text:p text:style-name="P2">Technical Support Department, <text:span text:style-name="T1">Xing-Xing Digital Corporation</text:span><text:span text:style-name="T12">, Beijing </text:span></text:p>
      <text:list xml:id="list213803520546529" text:continue-numbering="true" text:style-name="L2">
        <text:list-item>
          <text:p text:style-name="P27">Developed the core module of lip-sync plug-in for <text:span text:style-name="T30">Maya</text:span>. (T<text:span text:style-name="T41">his plug-in has been registered as the </text:span><text:span text:style-name="T64">proprietary</text:span><text:span text:style-name="T41"> with the software copyright registration ID 0183406</text:span>)</text:p>
        </text:list-item>
        <text:list-item>
          <text:p text:style-name="P28">Developed a <text:span text:style-name="T35">product-quality Maya t</text:span><text:span text:style-name="T36">o 3ds format </text:span>t<text:span text:style-name="T49">ranslator</text:span> for <text:span text:style-name="T3">R</text:span><text:span text:style-name="T6">edboard</text:span><text:span text:style-name="T49"> Ltd</text:span>.</text:p>
        </text:list-item>
        <text:list-item>
          <text:p text:style-name="P28">Developed <text:span text:style-name="T49">a </text:span>rigid/<text:span text:style-name="T42">soft</text:span> body dynamic system for <text:span text:style-name="T30">Maya</text:span> based on <text:span text:style-name="T3">Bullet Physics Engine</text:span>.</text:p>
        </text:list-item>
        <text:list-item>
          <text:p text:style-name="P28">Developed a procedural texture <text:span text:style-name="T42">which projects the inner region of a closed NURBS to a texture</text:span>.</text:p>
        </text:list-item>
        <text:list-item>
          <text:p text:style-name="P28">O<text:span text:style-name="T50">ptimized the modules</text:span> in pre-check process, and save<text:span text:style-name="T51">d </text:span>80% time for th<text:span text:style-name="T50">at process</text:span>.</text:p>
        </text:list-item>
        <text:list-item>
          <text:p text:style-name="P28">I<text:span text:style-name="T42">mplemented the core module in the paper: <text:s/></text:span><text:span text:style-name="T43">A System to Reuse Facial Rigs and Animations.</text:span></text:p>
        </text:list-item>
        <text:list-item>
          <text:p text:style-name="P40">Parsed <text:s/>Maya Geometry Cache(*.mc) format and Maya Particle Cache(*.pdc) <text:s/>format.</text:p>
        </text:list-item>
        <text:list-item>
          <text:p text:style-name="P28">Maintained <text:span text:style-name="T3">LiquidMaya</text:span>.</text:p>
        </text:list-item>
        <text:list-item>
          <text:p text:style-name="P28">Designed <text:span text:style-name="T42">and deployed </text:span>the SVN server, <text:span text:style-name="T42">a</text:span>nd developed the backup/restore scripts for the SVN server.</text:p>
        </text:list-item>
      </text:list>
      <text:p text:style-name="P2"/>
      <text:p text:style-name="P2"><text:span text:style-name="T11">Software Engineer</text:span><text:span text:style-name="T1"> </text:span><text:s text:c="17"/>September 2008</text:p>
      <text:p text:style-name="P2">System Department, <text:span text:style-name="T1">Tuya Software Corporation</text:span><text:span text:style-name="T12">, Beijing</text:span><text:span text:style-name="T1"> </text:span></text:p>
      <text:list xml:id="list213802732199537" text:continue-numbering="true" text:style-name="L2">
        <text:list-item>
          <text:p text:style-name="P28">Participated <text:span text:style-name="T62">in </text:span>the development of <text:s/>TUYA World II which is a 3D virtual world <text:span text:style-name="T44">on-line game, including Friends System, District System</text:span>.</text:p>
        </text:list-item>
      </text:list>
      <text:p text:style-name="P2"/>
      <text:p text:style-name="P2"><text:span text:style-name="T11">Software Engineer</text:span><text:span text:style-name="T1"> </text:span><text:s text:c="17"/>September 2007</text:p>
      <text:p text:style-name="P2">Software Development Department, <text:span text:style-name="T1">China Academy of Space Technology</text:span></text:p>
      <text:list xml:id="list213804827909915" text:continue-numbering="true" text:style-name="L2">
        <text:list-item>
          <text:p text:style-name="P29"><text:span text:style-name="T45">Participated in the </text:span>test<text:span text:style-name="T63">ing process</text:span>.</text:p>
        </text:list-item>
      </text:list>
      <text:p text:style-name="P2"/>
      <text:p text:style-name="P2"><text:span text:style-name="T11">Software Engineer(intern)</text:span> <text:s text:c="5"/>March 2007</text:p>
      <text:p text:style-name="P2"><text:span text:style-name="T12">R&amp;D center of Notebook Computer, </text:span><text:span text:style-name="T1">Lenovo</text:span>, Beijing </text:p>
      <text:list xml:id="list213804266847779" text:continue-numbering="true" text:style-name="L2">
        <text:list-item>
          <text:p text:style-name="P30">Developed a 3D mini-game for exhibiting the gravity system in <text:span text:style-name="T3">Lenovo</text:span>'s laptops.</text:p>
        </text:list-item>
      </text:list>
      <text:p text:style-name="P1"/>
      <text:p text:style-name="P1"/>
      <text:p text:style-name="P9">RESEARCH</text:p>
      <text:p text:style-name="P2">M<text:span text:style-name="T48">aster's Thesis:</text:span></text:p>
      <text:list xml:id="list3088211103925506671" text:style-name="L3">
        <text:list-item>
          <text:p text:style-name="P37">R<text:span text:style-name="T48">esearch and implementation of the 3D operation in virtual environment</text:span></text:p>
        </text:list-item>
      </text:list>
      <text:p text:style-name="P2"/>
      <text:p text:style-name="P2">Implementation of the academic paper:</text:p>
      <text:list xml:id="list213804468248550" text:continue-list="list213804266847779" text:style-name="L2">
        <text:list-item>
          <text:p text:style-name="P38">A System to Reuse Facial Rigs and Animations</text:p>
        </text:list-item>
      </text:list>
      <text:p text:style-name="P1"/>
      <text:p text:style-name="P1"/>
      <text:p text:style-name="P9">OPEN-SOURCE PROJECTS</text:p>
      <text:list xml:id="list213804516925643" text:continue-numbering="true" text:style-name="L2">
        <text:list-item>
          <text:p text:style-name="P16"><text:span text:style-name="T13">MyMagicBox (</text:span><text:a xlink:type="simple" xlink:href="https://github.com/yaoyansi/mymagicbox" office:target-frame-name="_blank" xlink:show="new"><text:span text:style-name="T13">https://github.com/yaoyansi/mymagicbox</text:span></text:a><text:span text:style-name="T13">)<text:line-break/></text:span><text:span text:style-name="T27">Role: </text:span><text:span text:style-name="T28">Creator</text:span><text:span text:style-name="T27"><text:line-break/></text:span><text:span text:style-name="T29">M</text:span><text:span text:style-name="T27">iscellaneous project for exercises.</text:span></text:p>
        </text:list-item>
        <text:list-item>
          <text:p text:style-name="P19"><text:span text:style-name="T13">Maya2renderer(</text:span><text:a xlink:type="simple" xlink:href="https://github.com/maya2renderer/maya2renderer"><text:span text:style-name="T13">https://github.com/maya2renderer/maya2renderer</text:span></text:a><text:span text:style-name="T13">)</text:span></text:p>
          <text:p text:style-name="P19"><text:soft-page-break/><text:span text:style-name="T13">R</text:span><text:span text:style-name="T16">ole: Creator</text:span></text:p>
          <text:p text:style-name="P31">Based on <text:span text:style-name="T3">LiquidMaya</text:span>, this project aims to provide a framework to translate <text:span text:style-name="T30">Maya</text:span> d<text:span text:style-name="T46">ata</text:span> to <text:span text:style-name="T46">a</text:span> renderer. I<text:span text:style-name="T46">t supports </text:span><text:span text:style-name="T7">3Delight</text:span>, <text:span text:style-name="T3">Elvishray</text:span> and <text:span text:style-name="T3">Appleseed</text:span> <text:span text:style-name="T47">now.</text:span></text:p>
          <text:p text:style-name="P31"/>
        </text:list-item>
        <text:list-item>
          <text:p text:style-name="P31">M<text:span text:style-name="T46">ayaExporter(</text:span><text:a xlink:type="simple" xlink:href="http://code.google.com/p/mayaexporter/"><text:span text:style-name="T46">http://code.google.com/p/mayaexporter/</text:span></text:a><text:span text:style-name="T46">)</text:span></text:p>
          <text:p text:style-name="P32">R<text:span text:style-name="T52">ole: Creator</text:span></text:p>
          <text:p text:style-name="P24"><text:span text:style-name="T61">An experimental project which aims to provide a framework to export Maya data to a renderer. This project is refactored from </text:span><text:span text:style-name="T9">ColladaMaya</text:span><text:span text:style-name="T57">.</text:span>.</text:p>
          <text:p text:style-name="P31"/>
        </text:list-item>
        <text:list-item>
          <text:p text:style-name="P19"><text:span text:style-name="T13">GPExport</text:span><text:span text:style-name="T14">er</text:span><text:span text:style-name="T13">(</text:span><text:a xlink:type="simple" xlink:href="http://code.google.com/p/gpexport/"><text:span text:style-name="T13">http://code.google.com/p/gpexport/</text:span></text:a><text:span text:style-name="T13">)</text:span></text:p>
          <text:p text:style-name="P32"><text:span text:style-name="T13">R</text:span><text:span text:style-name="T52">ole: </text:span><text:span text:style-name="T31">Developer</text:span></text:p>
          <text:p text:style-name="P33"><text:span text:style-name="T34">A</text:span><text:span text:style-name="T33"> light-weight exporter for Maya, and </text:span><text:span text:style-name="T58">I fixed some bugs and did some optimization.</text:span></text:p>
          <text:p text:style-name="P31"/>
        </text:list-item>
        <text:list-item>
          <text:p text:style-name="P31">S<text:span text:style-name="T46">imple </text:span>Cloth Simulation (<text:a xlink:type="simple" xlink:href="http://blog.csdn.net/yaoyansi/archive/2007/09/05/1774002.aspx">http://blog.csdn.net/yaoyansi/archive/2007/09/05/1774002.aspx</text:a>)</text:p>
          <text:p text:style-name="P32">R<text:span text:style-name="T52">ole: Creator</text:span></text:p>
          <text:p text:style-name="P31">I<text:span text:style-name="T46">mplemented the Mass-Spring module for cloth simulation. D</text:span>eveloped an algorithm fo<text:span text:style-name="T50">r computing</text:span> a <text:span text:style-name="T46">general </text:span>polyhedron'<text:span text:style-name="T50">s </text:span>volume. T<text:span text:style-name="T48">his algorithm i</text:span>s mentioned in <text:span text:style-name="T3">Game Development Gems 6.</text:span></text:p>
          <text:p text:style-name="P39"/>
        </text:list-item>
        <text:list-item>
          <text:p text:style-name="P34"><text:span text:style-name="T30">OpenCollada(</text:span><text:a xlink:type="simple" xlink:href="http://code.google.com/p/opencollada/"><text:span text:style-name="T30">http://code.google.com/p/opencollada/</text:span></text:a><text:span text:style-name="T30">)</text:span></text:p>
          <text:p text:style-name="P32"><text:span text:style-name="T30">R</text:span><text:span text:style-name="T31">ole: Developer</text:span></text:p>
          <text:p text:style-name="P25"><text:span text:style-name="T60">Simplified</text:span> the <text:span text:style-name="T47">3ds export process with </text:span><text:span text:style-name="T8">lib3ds </text:span><text:span text:style-name="T59">library and fixed some bugs.</text:span></text:p>
        </text:list-item>
      </text:list>
      <text:p text:style-name="P8"/>
      <text:list xml:id="list213804306490490" text:continue-numbering="true" text:style-name="L2">
        <text:list-item>
          <text:p text:style-name="P20"><text:span text:style-name="T25">GPUS</text:span><text:span text:style-name="T26">PH</text:span><text:span text:style-name="T25">sim (</text:span><text:a xlink:type="simple" xlink:href="http://code.google.com/p/gpusphsim/"><text:span text:style-name="T25">http://code.google.com/p/gpusphsim/</text:span></text:a><text:span text:style-name="T25">)</text:span></text:p>
          <text:p text:style-name="P32"><text:span text:style-name="T30">R</text:span><text:span text:style-name="T31">ole: Developer</text:span></text:p>
          <text:p text:style-name="P41"><text:span text:style-name="T13">Implement</text:span><text:span text:style-name="T15">ed</text:span><text:span text:style-name="T13"> the fluid surface construction </text:span><text:span text:style-name="T15">using Meta-ball algorithm.</text:span></text:p>
          <text:p text:style-name="P4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$Build-3</meta:generator>
    <dc:date>2015-12-09T21:38:02.553377347</dc:date>
    <meta:editing-duration>PT7H1M44S</meta:editing-duration>
    <meta:editing-cycles>155</meta:editing-cycles>
    <dc:creator>user0 </dc:creator>
    <meta:document-statistic meta:table-count="0" meta:image-count="0" meta:object-count="0" meta:page-count="3" meta:paragraph-count="90" meta:word-count="728" meta:character-count="5249" meta:non-whitespace-character-count="4530"/>
  </office:meta>
</office:document-meta>
</file>